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ny" style:master-page-name="MP0" style:family="paragraph">
      <style:paragraph-properties fo:break-before="page" fo:margin-bottom="0.1666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3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4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5" style:parent-style-name="Domyślnaczcionkaakapitu" style:family="text">
      <style:text-properties style:font-name="Courier New" style:font-name-asian="Times New Roman" style:font-name-complex="Courier New" fo:color="#9876AA" fo:font-size="10pt" style:font-size-asian="10pt" style:font-size-complex="10pt" fo:language="en" fo:country="US" style:language-asian="pl" style:country-asian="PL"/>
    </style:style>
    <style:style style:name="T6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7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8" style:parent-style-name="Domyślnaczcionkaakapitu" style:family="text">
      <style:text-properties style:font-name="Courier New" style:font-name-asian="Times New Roman" style:font-name-complex="Courier New" fo:color="#9876AA" fo:font-size="10pt" style:font-size-asian="10pt" style:font-size-complex="10pt" fo:language="en" fo:country="US" style:language-asian="pl" style:country-asian="PL"/>
    </style:style>
    <style:style style:name="T9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0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11" style:parent-style-name="Domyślnaczcionkaakapitu" style:family="text">
      <style:text-properties style:font-name="Courier New" style:font-name-asian="Times New Roman" style:font-name-complex="Courier New" fo:color="#6897BB" fo:font-size="10pt" style:font-size-asian="10pt" style:font-size-complex="10pt" fo:language="en" fo:country="US" style:language-asian="pl" style:country-asian="PL"/>
    </style:style>
    <style:style style:name="T12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13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4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5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16" style:parent-style-name="Domyślnaczcionkaakapitu" style:family="text">
      <style:text-properties style:font-name="Courier New" style:font-name-asian="Times New Roman" style:font-name-complex="Courier New" fo:color="#9876AA" fo:font-size="10pt" style:font-size-asian="10pt" style:font-size-complex="10pt" fo:language="en" fo:country="US" style:language-asian="pl" style:country-asian="PL"/>
    </style:style>
    <style:style style:name="T17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18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19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0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1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22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23" style:parent-style-name="Domyślnaczcionkaakapitu" style:family="text">
      <style:text-properties style:font-name="Courier New" style:font-name-asian="Times New Roman" style:font-name-complex="Courier New" fo:color="#9876AA" fo:font-size="10pt" style:font-size-asian="10pt" style:font-size-complex="10pt" fo:language="en" fo:country="US" style:language-asian="pl" style:country-asian="PL"/>
    </style:style>
    <style:style style:name="T24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5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6" style:parent-style-name="Domyślnaczcionkaakapitu" style:family="text">
      <style:text-properties style:font-name="Courier New" style:font-name-asian="Times New Roman" style:font-name-complex="Courier New" fo:color="#9876AA" fo:font-size="10pt" style:font-size-asian="10pt" style:font-size-complex="10pt" fo:language="en" fo:country="US" style:language-asian="pl" style:country-asian="PL"/>
    </style:style>
    <style:style style:name="T27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8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9" style:parent-style-name="Domyślnaczcionkaakapitu" style:family="text">
      <style:text-properties style:font-name="Courier New" style:font-name-asian="Times New Roman" style:font-name-complex="Courier New" fo:color="#9876AA" fo:font-size="10pt" style:font-size-asian="10pt" style:font-size-complex="10pt" fo:language="en" fo:country="US" style:language-asian="pl" style:country-asian="PL"/>
    </style:style>
    <style:style style:name="T30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31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32" style:parent-style-name="Domyślnaczcionkaakapitu" style:family="text">
      <style:text-properties style:font-name="Courier New" style:font-name-asian="Times New Roman" style:font-name-complex="Courier New" fo:color="#6897BB" fo:font-size="10pt" style:font-size-asian="10pt" style:font-size-complex="10pt" fo:language="en" fo:country="US" style:language-asian="pl" style:country-asian="PL"/>
    </style:style>
    <style:style style:name="T33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34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35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36" style:parent-style-name="Domyślnaczcionkaakapitu" style:family="text">
      <style:text-properties style:font-name="Courier New" style:font-name-asian="Times New Roman" style:font-name-complex="Courier New" fo:color="#9876AA" fo:font-size="10pt" style:font-size-asian="10pt" style:font-size-complex="10pt" fo:language="en" fo:country="US" style:language-asian="pl" style:country-asian="PL"/>
    </style:style>
    <style:style style:name="T37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38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39" style:parent-style-name="Domyślnaczcionkaakapitu" style:family="text">
      <style:text-properties style:font-name="Courier New" style:font-name-asian="Times New Roman" style:font-name-complex="Courier New" fo:color="#9876AA" fo:font-size="10pt" style:font-size-asian="10pt" style:font-size-complex="10pt" fo:language="en" fo:country="US" style:language-asian="pl" style:country-asian="PL"/>
    </style:style>
    <style:style style:name="T40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41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42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43" style:parent-style-name="Domyślnaczcionkaakapitu" style:family="text">
      <style:text-properties style:font-name="Courier New" style:font-name-asian="Times New Roman" style:font-name-complex="Courier New" fo:color="#9876AA" fo:font-size="10pt" style:font-size-asian="10pt" style:font-size-complex="10pt" fo:language="en" fo:country="US" style:language-asian="pl" style:country-asian="PL"/>
    </style:style>
    <style:style style:name="T44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45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46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47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48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49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50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51" style:parent-style-name="Domyślnaczcionkaakapitu" style:family="text">
      <style:text-properties style:font-name="Courier New" style:font-name-asian="Times New Roman" style:font-name-complex="Courier New" fo:color="#9876AA" fo:font-size="10pt" style:font-size-asian="10pt" style:font-size-complex="10pt" fo:language="en" fo:country="US" style:language-asian="pl" style:country-asian="PL"/>
    </style:style>
    <style:style style:name="T52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53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54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55" style:parent-style-name="Domyślnaczcionkaakapitu" style:family="text">
      <style:text-properties style:font-name="Courier New" style:font-name-asian="Times New Roman" style:font-name-complex="Courier New" fo:color="#9876AA" fo:font-size="10pt" style:font-size-asian="10pt" style:font-size-complex="10pt" fo:language="en" fo:country="US" style:language-asian="pl" style:country-asian="PL"/>
    </style:style>
    <style:style style:name="T56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57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58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59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60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61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62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63" style:parent-style-name="Domyślnaczcionkaakapitu" style:family="text">
      <style:text-properties style:font-name="Courier New" style:font-name-asian="Times New Roman" style:font-name-complex="Courier New" fo:color="#9876AA" fo:font-size="10pt" style:font-size-asian="10pt" style:font-size-complex="10pt" fo:language="en" fo:country="US" style:language-asian="pl" style:country-asian="PL"/>
    </style:style>
    <style:style style:name="T64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65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66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67" style:parent-style-name="Domyślnaczcionkaakapitu" style:family="text">
      <style:text-properties style:font-name="Courier New" style:font-name-asian="Times New Roman" style:font-name-complex="Courier New" fo:color="#9876AA" fo:font-size="10pt" style:font-size-asian="10pt" style:font-size-complex="10pt" fo:language="en" fo:country="US" style:language-asian="pl" style:country-asian="PL"/>
    </style:style>
    <style:style style:name="T68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69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70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71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72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73" style:parent-style-name="Domyślnaczcionkaakapitu" style:family="text">
      <style:text-properties style:font-name="Courier New" style:font-name-asian="Times New Roman" style:font-name-complex="Courier New" fo:color="#9876AA" fo:font-size="10pt" style:font-size-asian="10pt" style:font-size-complex="10pt" fo:language="en" fo:country="US" style:language-asian="pl" style:country-asian="PL"/>
    </style:style>
    <style:style style:name="T74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75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76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77" style:parent-style-name="Domyślnaczcionkaakapitu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US" style:language-asian="pl" style:country-asian="PL"/>
    </style:style>
    <style:style style:name="T78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79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80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81" style:parent-style-name="Domyślnaczcionkaakapitu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US" style:language-asian="pl" style:country-asian="PL"/>
    </style:style>
    <style:style style:name="T82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83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84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85" style:parent-style-name="Domyślnaczcionkaakapitu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US" style:language-asian="pl" style:country-asian="PL"/>
    </style:style>
    <style:style style:name="T86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87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88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89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90" style:parent-style-name="Domyślnaczcionkaakapitu" style:family="text">
      <style:text-properties style:font-name="Courier New" style:font-name-asian="Times New Roman" style:font-name-complex="Courier New" fo:color="#9876AA" fo:font-size="10pt" style:font-size-asian="10pt" style:font-size-complex="10pt" fo:language="en" fo:country="US" style:language-asian="pl" style:country-asian="PL"/>
    </style:style>
    <style:style style:name="T91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92" style:parent-style-name="Domyślnaczcionkaakapitu" style:family="text">
      <style:text-properties style:font-name="Courier New" style:font-name-asian="Times New Roman" style:font-name-complex="Courier New" fo:color="#9876AA" fo:font-size="10pt" style:font-size-asian="10pt" style:font-size-complex="10pt" fo:language="en" fo:country="US" style:language-asian="pl" style:country-asian="PL"/>
    </style:style>
    <style:style style:name="T93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94" style:parent-style-name="Domyślnaczcionkaakapitu" style:family="text">
      <style:text-properties style:font-name="Courier New" style:font-name-asian="Times New Roman" style:font-name-complex="Courier New" fo:color="#9876AA" fo:font-size="10pt" style:font-size-asian="10pt" style:font-size-complex="10pt" fo:language="en" fo:country="US" style:language-asian="pl" style:country-asian="PL"/>
    </style:style>
    <style:style style:name="T95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96" style:parent-style-name="Domyślnaczcionkaakapitu" style:family="text">
      <style:text-properties style:font-name="Courier New" style:font-name-asian="Times New Roman" style:font-name-complex="Courier New" fo:color="#9876AA" fo:font-size="10pt" style:font-size-asian="10pt" style:font-size-complex="10pt" fo:language="en" fo:country="US" style:language-asian="pl" style:country-asian="PL"/>
    </style:style>
    <style:style style:name="T97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98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99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00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101" style:parent-style-name="Domyślnaczcionkaakapitu" style:family="text">
      <style:text-properties style:font-name="Courier New" style:font-name-asian="Times New Roman" style:font-name-complex="Courier New" fo:color="#6897BB" fo:font-size="10pt" style:font-size-asian="10pt" style:font-size-complex="10pt" fo:language="en" fo:country="US" style:language-asian="pl" style:country-asian="PL"/>
    </style:style>
    <style:style style:name="T102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03" style:parent-style-name="Domyślnaczcionkaakapitu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US" style:language-asian="pl" style:country-asian="PL"/>
    </style:style>
    <style:style style:name="T104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05" style:parent-style-name="Domyślnaczcionkaakapitu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US" style:language-asian="pl" style:country-asian="PL"/>
    </style:style>
    <style:style style:name="T106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07" style:parent-style-name="Domyślnaczcionkaakapitu" style:family="text">
      <style:text-properties style:font-name="Courier New" style:font-name-asian="Times New Roman" style:font-name-complex="Courier New" fo:color="#6897BB" fo:font-size="10pt" style:font-size-asian="10pt" style:font-size-complex="10pt" fo:language="en" fo:country="US" style:language-asian="pl" style:country-asian="PL"/>
    </style:style>
    <style:style style:name="T108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109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10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11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112" style:parent-style-name="Domyślnaczcionkaakapitu" style:family="text">
      <style:text-properties style:font-name="Courier New" style:font-name-asian="Times New Roman" style:font-name-complex="Courier New" fo:color="#6897BB" fo:font-size="10pt" style:font-size-asian="10pt" style:font-size-complex="10pt" fo:language="en" fo:country="US" style:language-asian="pl" style:country-asian="PL"/>
    </style:style>
    <style:style style:name="T113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14" style:parent-style-name="Domyślnaczcionkaakapitu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US" style:language-asian="pl" style:country-asian="PL"/>
    </style:style>
    <style:style style:name="T115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16" style:parent-style-name="Domyślnaczcionkaakapitu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US" style:language-asian="pl" style:country-asian="PL"/>
    </style:style>
    <style:style style:name="T117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18" style:parent-style-name="Domyślnaczcionkaakapitu" style:family="text">
      <style:text-properties style:font-name="Courier New" style:font-name-asian="Times New Roman" style:font-name-complex="Courier New" fo:color="#6897BB" fo:font-size="10pt" style:font-size-asian="10pt" style:font-size-complex="10pt" fo:language="en" fo:country="US" style:language-asian="pl" style:country-asian="PL"/>
    </style:style>
    <style:style style:name="T119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120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21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22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123" style:parent-style-name="Domyślnaczcionkaakapitu" style:family="text">
      <style:text-properties style:font-name="Courier New" style:font-name-asian="Times New Roman" style:font-name-complex="Courier New" fo:color="#6897BB" fo:font-size="10pt" style:font-size-asian="10pt" style:font-size-complex="10pt" fo:language="en" fo:country="US" style:language-asian="pl" style:country-asian="PL"/>
    </style:style>
    <style:style style:name="T124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25" style:parent-style-name="Domyślnaczcionkaakapitu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US" style:language-asian="pl" style:country-asian="PL"/>
    </style:style>
    <style:style style:name="T126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27" style:parent-style-name="Domyślnaczcionkaakapitu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US" style:language-asian="pl" style:country-asian="PL"/>
    </style:style>
    <style:style style:name="T128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29" style:parent-style-name="Domyślnaczcionkaakapitu" style:family="text">
      <style:text-properties style:font-name="Courier New" style:font-name-asian="Times New Roman" style:font-name-complex="Courier New" fo:color="#6897BB" fo:font-size="10pt" style:font-size-asian="10pt" style:font-size-complex="10pt" fo:language="en" fo:country="US" style:language-asian="pl" style:country-asian="PL"/>
    </style:style>
    <style:style style:name="T130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131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32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33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134" style:parent-style-name="Domyślnaczcionkaakapitu" style:family="text">
      <style:text-properties style:font-name="Courier New" style:font-name-asian="Times New Roman" style:font-name-complex="Courier New" fo:color="#6897BB" fo:font-size="10pt" style:font-size-asian="10pt" style:font-size-complex="10pt" fo:language="en" fo:country="US" style:language-asian="pl" style:country-asian="PL"/>
    </style:style>
    <style:style style:name="T135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36" style:parent-style-name="Domyślnaczcionkaakapitu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US" style:language-asian="pl" style:country-asian="PL"/>
    </style:style>
    <style:style style:name="T137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38" style:parent-style-name="Domyślnaczcionkaakapitu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US" style:language-asian="pl" style:country-asian="PL"/>
    </style:style>
    <style:style style:name="T139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40" style:parent-style-name="Domyślnaczcionkaakapitu" style:family="text">
      <style:text-properties style:font-name="Courier New" style:font-name-asian="Times New Roman" style:font-name-complex="Courier New" fo:color="#6897BB" fo:font-size="10pt" style:font-size-asian="10pt" style:font-size-complex="10pt" fo:language="en" fo:country="US" style:language-asian="pl" style:country-asian="PL"/>
    </style:style>
    <style:style style:name="T141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142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43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44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145" style:parent-style-name="Domyślnaczcionkaakapitu" style:family="text">
      <style:text-properties style:font-name="Courier New" style:font-name-asian="Times New Roman" style:font-name-complex="Courier New" fo:color="#6897BB" fo:font-size="10pt" style:font-size-asian="10pt" style:font-size-complex="10pt" fo:language="en" fo:country="US" style:language-asian="pl" style:country-asian="PL"/>
    </style:style>
    <style:style style:name="T146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47" style:parent-style-name="Domyślnaczcionkaakapitu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US" style:language-asian="pl" style:country-asian="PL"/>
    </style:style>
    <style:style style:name="T148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49" style:parent-style-name="Domyślnaczcionkaakapitu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US" style:language-asian="pl" style:country-asian="PL"/>
    </style:style>
    <style:style style:name="T150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51" style:parent-style-name="Domyślnaczcionkaakapitu" style:family="text">
      <style:text-properties style:font-name="Courier New" style:font-name-asian="Times New Roman" style:font-name-complex="Courier New" fo:color="#6897BB" fo:font-size="10pt" style:font-size-asian="10pt" style:font-size-complex="10pt" fo:language="en" fo:country="US" style:language-asian="pl" style:country-asian="PL"/>
    </style:style>
    <style:style style:name="T152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153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54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55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156" style:parent-style-name="Domyślnaczcionkaakapitu" style:family="text">
      <style:text-properties style:font-name="Courier New" style:font-name-asian="Times New Roman" style:font-name-complex="Courier New" fo:color="#6897BB" fo:font-size="10pt" style:font-size-asian="10pt" style:font-size-complex="10pt" fo:language="en" fo:country="US" style:language-asian="pl" style:country-asian="PL"/>
    </style:style>
    <style:style style:name="T157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58" style:parent-style-name="Domyślnaczcionkaakapitu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US" style:language-asian="pl" style:country-asian="PL"/>
    </style:style>
    <style:style style:name="T159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60" style:parent-style-name="Domyślnaczcionkaakapitu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US" style:language-asian="pl" style:country-asian="PL"/>
    </style:style>
    <style:style style:name="T161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62" style:parent-style-name="Domyślnaczcionkaakapitu" style:family="text">
      <style:text-properties style:font-name="Courier New" style:font-name-asian="Times New Roman" style:font-name-complex="Courier New" fo:color="#6897BB" fo:font-size="10pt" style:font-size-asian="10pt" style:font-size-complex="10pt" fo:language="en" fo:country="US" style:language-asian="pl" style:country-asian="PL"/>
    </style:style>
    <style:style style:name="T163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164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65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66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167" style:parent-style-name="Domyślnaczcionkaakapitu" style:family="text">
      <style:text-properties style:font-name="Courier New" style:font-name-asian="Times New Roman" style:font-name-complex="Courier New" fo:color="#6897BB" fo:font-size="10pt" style:font-size-asian="10pt" style:font-size-complex="10pt" fo:language="en" fo:country="US" style:language-asian="pl" style:country-asian="PL"/>
    </style:style>
    <style:style style:name="T168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69" style:parent-style-name="Domyślnaczcionkaakapitu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US" style:language-asian="pl" style:country-asian="PL"/>
    </style:style>
    <style:style style:name="T170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71" style:parent-style-name="Domyślnaczcionkaakapitu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US" style:language-asian="pl" style:country-asian="PL"/>
    </style:style>
    <style:style style:name="T172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73" style:parent-style-name="Domyślnaczcionkaakapitu" style:family="text">
      <style:text-properties style:font-name="Courier New" style:font-name-asian="Times New Roman" style:font-name-complex="Courier New" fo:color="#6897BB" fo:font-size="10pt" style:font-size-asian="10pt" style:font-size-complex="10pt" fo:language="en" fo:country="US" style:language-asian="pl" style:country-asian="PL"/>
    </style:style>
    <style:style style:name="T174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175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76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77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178" style:parent-style-name="Domyślnaczcionkaakapitu" style:family="text">
      <style:text-properties style:font-name="Courier New" style:font-name-asian="Times New Roman" style:font-name-complex="Courier New" fo:color="#6897BB" fo:font-size="10pt" style:font-size-asian="10pt" style:font-size-complex="10pt" fo:language="en" fo:country="US" style:language-asian="pl" style:country-asian="PL"/>
    </style:style>
    <style:style style:name="T179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80" style:parent-style-name="Domyślnaczcionkaakapitu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US" style:language-asian="pl" style:country-asian="PL"/>
    </style:style>
    <style:style style:name="T181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82" style:parent-style-name="Domyślnaczcionkaakapitu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US" style:language-asian="pl" style:country-asian="PL"/>
    </style:style>
    <style:style style:name="T183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84" style:parent-style-name="Domyślnaczcionkaakapitu" style:family="text">
      <style:text-properties style:font-name="Courier New" style:font-name-asian="Times New Roman" style:font-name-complex="Courier New" fo:color="#6897BB" fo:font-size="10pt" style:font-size-asian="10pt" style:font-size-complex="10pt" fo:language="en" fo:country="US" style:language-asian="pl" style:country-asian="PL"/>
    </style:style>
    <style:style style:name="T185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186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87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88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189" style:parent-style-name="Domyślnaczcionkaakapitu" style:family="text">
      <style:text-properties style:font-name="Courier New" style:font-name-asian="Times New Roman" style:font-name-complex="Courier New" fo:color="#6897BB" fo:font-size="10pt" style:font-size-asian="10pt" style:font-size-complex="10pt" fo:language="en" fo:country="US" style:language-asian="pl" style:country-asian="PL"/>
    </style:style>
    <style:style style:name="T190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91" style:parent-style-name="Domyślnaczcionkaakapitu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US" style:language-asian="pl" style:country-asian="PL"/>
    </style:style>
    <style:style style:name="T192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93" style:parent-style-name="Domyślnaczcionkaakapitu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US" style:language-asian="pl" style:country-asian="PL"/>
    </style:style>
    <style:style style:name="T194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95" style:parent-style-name="Domyślnaczcionkaakapitu" style:family="text">
      <style:text-properties style:font-name="Courier New" style:font-name-asian="Times New Roman" style:font-name-complex="Courier New" fo:color="#6897BB" fo:font-size="10pt" style:font-size-asian="10pt" style:font-size-complex="10pt" fo:language="en" fo:country="US" style:language-asian="pl" style:country-asian="PL"/>
    </style:style>
    <style:style style:name="T196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197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98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199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200" style:parent-style-name="Domyślnaczcionkaakapitu" style:family="text">
      <style:text-properties style:font-name="Courier New" style:font-name-asian="Times New Roman" style:font-name-complex="Courier New" fo:color="#6897BB" fo:font-size="10pt" style:font-size-asian="10pt" style:font-size-complex="10pt" fo:language="en" fo:country="US" style:language-asian="pl" style:country-asian="PL"/>
    </style:style>
    <style:style style:name="T201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02" style:parent-style-name="Domyślnaczcionkaakapitu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US" style:language-asian="pl" style:country-asian="PL"/>
    </style:style>
    <style:style style:name="T203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04" style:parent-style-name="Domyślnaczcionkaakapitu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US" style:language-asian="pl" style:country-asian="PL"/>
    </style:style>
    <style:style style:name="T205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06" style:parent-style-name="Domyślnaczcionkaakapitu" style:family="text">
      <style:text-properties style:font-name="Courier New" style:font-name-asian="Times New Roman" style:font-name-complex="Courier New" fo:color="#6897BB" fo:font-size="10pt" style:font-size-asian="10pt" style:font-size-complex="10pt" fo:language="en" fo:country="US" style:language-asian="pl" style:country-asian="PL"/>
    </style:style>
    <style:style style:name="T207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208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09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10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211" style:parent-style-name="Domyślnaczcionkaakapitu" style:family="text">
      <style:text-properties style:font-name="Courier New" style:font-name-asian="Times New Roman" style:font-name-complex="Courier New" fo:color="#6897BB" fo:font-size="10pt" style:font-size-asian="10pt" style:font-size-complex="10pt" fo:language="en" fo:country="US" style:language-asian="pl" style:country-asian="PL"/>
    </style:style>
    <style:style style:name="T212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13" style:parent-style-name="Domyślnaczcionkaakapitu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US" style:language-asian="pl" style:country-asian="PL"/>
    </style:style>
    <style:style style:name="T214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15" style:parent-style-name="Domyślnaczcionkaakapitu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US" style:language-asian="pl" style:country-asian="PL"/>
    </style:style>
    <style:style style:name="T216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17" style:parent-style-name="Domyślnaczcionkaakapitu" style:family="text">
      <style:text-properties style:font-name="Courier New" style:font-name-asian="Times New Roman" style:font-name-complex="Courier New" fo:color="#6897BB" fo:font-size="10pt" style:font-size-asian="10pt" style:font-size-complex="10pt" fo:language="en" fo:country="US" style:language-asian="pl" style:country-asian="PL"/>
    </style:style>
    <style:style style:name="T218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219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20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21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222" style:parent-style-name="Domyślnaczcionkaakapitu" style:family="text">
      <style:text-properties style:font-name="Courier New" style:font-name-asian="Times New Roman" style:font-name-complex="Courier New" fo:color="#6897BB" fo:font-size="10pt" style:font-size-asian="10pt" style:font-size-complex="10pt" fo:language="en" fo:country="US" style:language-asian="pl" style:country-asian="PL"/>
    </style:style>
    <style:style style:name="T223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24" style:parent-style-name="Domyślnaczcionkaakapitu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US" style:language-asian="pl" style:country-asian="PL"/>
    </style:style>
    <style:style style:name="T225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26" style:parent-style-name="Domyślnaczcionkaakapitu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US" style:language-asian="pl" style:country-asian="PL"/>
    </style:style>
    <style:style style:name="T227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28" style:parent-style-name="Domyślnaczcionkaakapitu" style:family="text">
      <style:text-properties style:font-name="Courier New" style:font-name-asian="Times New Roman" style:font-name-complex="Courier New" fo:color="#6897BB" fo:font-size="10pt" style:font-size-asian="10pt" style:font-size-complex="10pt" fo:language="en" fo:country="US" style:language-asian="pl" style:country-asian="PL"/>
    </style:style>
    <style:style style:name="T229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230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31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32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233" style:parent-style-name="Domyślnaczcionkaakapitu" style:family="text">
      <style:text-properties style:font-name="Courier New" style:font-name-asian="Times New Roman" style:font-name-complex="Courier New" fo:color="#6897BB" fo:font-size="10pt" style:font-size-asian="10pt" style:font-size-complex="10pt" fo:language="en" fo:country="US" style:language-asian="pl" style:country-asian="PL"/>
    </style:style>
    <style:style style:name="T234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35" style:parent-style-name="Domyślnaczcionkaakapitu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US" style:language-asian="pl" style:country-asian="PL"/>
    </style:style>
    <style:style style:name="T236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37" style:parent-style-name="Domyślnaczcionkaakapitu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US" style:language-asian="pl" style:country-asian="PL"/>
    </style:style>
    <style:style style:name="T238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39" style:parent-style-name="Domyślnaczcionkaakapitu" style:family="text">
      <style:text-properties style:font-name="Courier New" style:font-name-asian="Times New Roman" style:font-name-complex="Courier New" fo:color="#6897BB" fo:font-size="10pt" style:font-size-asian="10pt" style:font-size-complex="10pt" fo:language="en" fo:country="US" style:language-asian="pl" style:country-asian="PL"/>
    </style:style>
    <style:style style:name="T240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241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42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43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244" style:parent-style-name="Domyślnaczcionkaakapitu" style:family="text">
      <style:text-properties style:font-name="Courier New" style:font-name-asian="Times New Roman" style:font-name-complex="Courier New" fo:color="#6897BB" fo:font-size="10pt" style:font-size-asian="10pt" style:font-size-complex="10pt" fo:language="en" fo:country="US" style:language-asian="pl" style:country-asian="PL"/>
    </style:style>
    <style:style style:name="T245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46" style:parent-style-name="Domyślnaczcionkaakapitu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US" style:language-asian="pl" style:country-asian="PL"/>
    </style:style>
    <style:style style:name="T247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48" style:parent-style-name="Domyślnaczcionkaakapitu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US" style:language-asian="pl" style:country-asian="PL"/>
    </style:style>
    <style:style style:name="T249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50" style:parent-style-name="Domyślnaczcionkaakapitu" style:family="text">
      <style:text-properties style:font-name="Courier New" style:font-name-asian="Times New Roman" style:font-name-complex="Courier New" fo:color="#6897BB" fo:font-size="10pt" style:font-size-asian="10pt" style:font-size-complex="10pt" fo:language="en" fo:country="US" style:language-asian="pl" style:country-asian="PL"/>
    </style:style>
    <style:style style:name="T251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252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53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54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255" style:parent-style-name="Domyślnaczcionkaakapitu" style:family="text">
      <style:text-properties style:font-name="Courier New" style:font-name-asian="Times New Roman" style:font-name-complex="Courier New" fo:color="#6897BB" fo:font-size="10pt" style:font-size-asian="10pt" style:font-size-complex="10pt" fo:language="en" fo:country="US" style:language-asian="pl" style:country-asian="PL"/>
    </style:style>
    <style:style style:name="T256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57" style:parent-style-name="Domyślnaczcionkaakapitu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US" style:language-asian="pl" style:country-asian="PL"/>
    </style:style>
    <style:style style:name="T258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59" style:parent-style-name="Domyślnaczcionkaakapitu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US" style:language-asian="pl" style:country-asian="PL"/>
    </style:style>
    <style:style style:name="T260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61" style:parent-style-name="Domyślnaczcionkaakapitu" style:family="text">
      <style:text-properties style:font-name="Courier New" style:font-name-asian="Times New Roman" style:font-name-complex="Courier New" fo:color="#6897BB" fo:font-size="10pt" style:font-size-asian="10pt" style:font-size-complex="10pt" fo:language="en" fo:country="US" style:language-asian="pl" style:country-asian="PL"/>
    </style:style>
    <style:style style:name="T262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263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64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65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66" style:parent-style-name="Domyślnaczcionkaakapitu" style:family="text">
      <style:text-properties style:font-name="Courier New" style:font-name-asian="Times New Roman" style:font-name-complex="Courier New" fo:color="#FFC66D" fo:font-size="10pt" style:font-size-asian="10pt" style:font-size-complex="10pt" fo:language="en" fo:country="US" style:language-asian="pl" style:country-asian="PL"/>
    </style:style>
    <style:style style:name="T267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68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269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70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71" style:parent-style-name="Domyślnaczcionkaakapitu" style:family="text">
      <style:text-properties style:font-name="Courier New" style:font-name-asian="Times New Roman" style:font-name-complex="Courier New" fo:color="#FFC66D" fo:font-size="10pt" style:font-size-asian="10pt" style:font-size-complex="10pt" fo:language="en" fo:country="US" style:language-asian="pl" style:country-asian="PL"/>
    </style:style>
    <style:style style:name="T272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73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274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75" style:parent-style-name="Domyślnaczcionkaakapitu" style:family="text">
      <style:text-properties style:font-name="Courier New" style:font-name-asian="Times New Roman" style:font-name-complex="Courier New" fo:color="#9876AA" fo:font-size="10pt" style:font-size-asian="10pt" style:font-size-complex="10pt" fo:language="en" fo:country="US" style:language-asian="pl" style:country-asian="PL"/>
    </style:style>
    <style:style style:name="T276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277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78" style:parent-style-name="Domyślnaczcionkaakapitu" style:family="text">
      <style:text-properties style:font-name="Courier New" style:font-name-asian="Times New Roman" style:font-name-complex="Courier New" fo:color="#9876AA" fo:font-size="10pt" style:font-size-asian="10pt" style:font-size-complex="10pt" fo:language="en" fo:country="US" style:language-asian="pl" style:country-asian="PL"/>
    </style:style>
    <style:style style:name="T279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80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281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82" style:parent-style-name="Domyślnaczcionkaakapitu" style:family="text">
      <style:text-properties style:font-name="Courier New" style:font-name-asian="Times New Roman" style:font-name-complex="Courier New" fo:color="#9876AA" fo:font-size="10pt" style:font-size-asian="10pt" style:font-size-complex="10pt" fo:language="en" fo:country="US" style:language-asian="pl" style:country-asian="PL"/>
    </style:style>
    <style:style style:name="T283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284" style:parent-style-name="Domyślnaczcionkaakapitu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US" style:language-asian="pl" style:country-asian="PL"/>
    </style:style>
    <style:style style:name="T285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286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87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88" style:parent-style-name="Domyślnaczcionkaakapitu" style:family="text">
      <style:text-properties style:font-name="Courier New" style:font-name-asian="Times New Roman" style:font-name-complex="Courier New" fo:color="#FFC66D" fo:font-size="10pt" style:font-size-asian="10pt" style:font-size-complex="10pt" fo:language="en" fo:country="US" style:language-asian="pl" style:country-asian="PL"/>
    </style:style>
    <style:style style:name="T289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90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291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92" style:parent-style-name="Domyślnaczcionkaakapitu" style:family="text">
      <style:text-properties style:font-name="Courier New" style:font-name-asian="Times New Roman" style:font-name-complex="Courier New" fo:color="#9876AA" fo:font-size="10pt" style:font-size-asian="10pt" style:font-size-complex="10pt" fo:language="en" fo:country="US" style:language-asian="pl" style:country-asian="PL"/>
    </style:style>
    <style:style style:name="T293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294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95" style:parent-style-name="Domyślnaczcionkaakapitu" style:family="text">
      <style:text-properties style:font-name="Courier New" style:font-name-asian="Times New Roman" style:font-name-complex="Courier New" fo:color="#9876AA" fo:font-size="10pt" style:font-size-asian="10pt" style:font-size-complex="10pt" fo:language="en" fo:country="US" style:language-asian="pl" style:country-asian="PL"/>
    </style:style>
    <style:style style:name="T296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97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298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299" style:parent-style-name="Domyślnaczcionkaakapitu" style:family="text">
      <style:text-properties style:font-name="Courier New" style:font-name-asian="Times New Roman" style:font-name-complex="Courier New" fo:color="#9876AA" fo:font-size="10pt" style:font-size-asian="10pt" style:font-size-complex="10pt" fo:language="en" fo:country="US" style:language-asian="pl" style:country-asian="PL"/>
    </style:style>
    <style:style style:name="T300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301" style:parent-style-name="Domyślnaczcionkaakapitu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US" style:language-asian="pl" style:country-asian="PL"/>
    </style:style>
    <style:style style:name="T302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303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304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305" style:parent-style-name="Domyślnaczcionkaakapitu" style:family="text">
      <style:text-properties style:font-name="Courier New" style:font-name-asian="Times New Roman" style:font-name-complex="Courier New" fo:color="#FFC66D" fo:font-size="10pt" style:font-size-asian="10pt" style:font-size-complex="10pt" fo:language="en" fo:country="US" style:language-asian="pl" style:country-asian="PL"/>
    </style:style>
    <style:style style:name="T306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307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308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309" style:parent-style-name="Domyślnaczcionkaakapitu" style:family="text">
      <style:text-properties style:font-name="Courier New" style:font-name-asian="Times New Roman" style:font-name-complex="Courier New" fo:color="#9876AA" fo:font-size="10pt" style:font-size-asian="10pt" style:font-size-complex="10pt" fo:language="en" fo:country="US" style:language-asian="pl" style:country-asian="PL"/>
    </style:style>
    <style:style style:name="T310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311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312" style:parent-style-name="Domyślnaczcionkaakapitu" style:family="text">
      <style:text-properties style:font-name="Courier New" style:font-name-asian="Times New Roman" style:font-name-complex="Courier New" fo:color="#9876AA" fo:font-size="10pt" style:font-size-asian="10pt" style:font-size-complex="10pt" fo:language="en" fo:country="US" style:language-asian="pl" style:country-asian="PL"/>
    </style:style>
    <style:style style:name="T313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314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315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316" style:parent-style-name="Domyślnaczcionkaakapitu" style:family="text">
      <style:text-properties style:font-name="Courier New" style:font-name-asian="Times New Roman" style:font-name-complex="Courier New" fo:color="#9876AA" fo:font-size="10pt" style:font-size-asian="10pt" style:font-size-complex="10pt" fo:language="en" fo:country="US" style:language-asian="pl" style:country-asian="PL"/>
    </style:style>
    <style:style style:name="T317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318" style:parent-style-name="Domyślnaczcionkaakapitu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US" style:language-asian="pl" style:country-asian="PL"/>
    </style:style>
    <style:style style:name="T319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US" style:language-asian="pl" style:country-asian="PL"/>
    </style:style>
    <style:style style:name="T320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321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T322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US" style:language-asian="pl" style:country-asian="PL"/>
    </style:style>
    <style:style style:name="P323" style:parent-style-name="Normalny" style:family="paragraph">
      <style:text-properties fo:language="en" fo:country="US"/>
    </style:style>
  </office:automatic-styles>
  <office:body>
    <office:text text:use-soft-page-breaks="true">
      <text:p text:style-name="P1"><text:span text:style-name="T2">CREATE TABLE<text:s/></text:span><text:span text:style-name="T3">ISSUESLISTS (</text:span><text:span text:style-name="T4"><text:line-break/><text:s text:c="4"/></text:span><text:span text:style-name="T5">ID<text:s/></text:span><text:span text:style-name="T6">INT NOT NULL AUTO_INCREMENT,</text:span><text:span text:style-name="T7"><text:line-break/><text:s text:c="4"/></text:span><text:span text:style-name="T8">NAME<text:s/></text:span><text:span text:style-name="T9">VARCHAR</text:span><text:span text:style-name="T10">(</text:span><text:span text:style-name="T11">50</text:span><text:span text:style-name="T12">)<text:s/></text:span><text:span text:style-name="T13">NOT NULL,</text:span><text:span text:style-name="T14"><text:line-break/><text:s text:c="4"/>PRIMARY KEY<text:s/></text:span><text:span text:style-name="T15">(</text:span><text:span text:style-name="T16">ID</text:span><text:span text:style-name="T17">)</text:span><text:span text:style-name="T18"><text:line-break/>)</text:span><text:span text:style-name="T19">;</text:span><text:span text:style-name="T20"><text:line-break/>CREATE TABLE<text:s/></text:span><text:span text:style-name="T21">ISSUES (</text:span><text:span text:style-name="T22"><text:line-break/><text:s text:c="4"/></text:span><text:span text:style-name="T23">ID<text:s/></text:span><text:span text:style-name="T24">INT NOT NULL AUTO_INCREMENT,</text:span><text:span text:style-name="T25"><text:line-break/><text:s text:c="4"/></text:span><text:span text:style-name="T26">ISSUESLIST_ID<text:s/></text:span><text:span text:style-name="T27">INT NOT NULL,</text:span><text:span text:style-name="T28"><text:line-break/><text:s text:c="4"/></text:span><text:span text:style-name="T29">SUMMARY<text:s/></text:span><text:span text:style-name="T30">VARCHAR</text:span><text:span text:style-name="T31">(</text:span><text:span text:style-name="T32">100</text:span><text:span text:style-name="T33">)<text:s/></text:span><text:span text:style-name="T34">NOT NULL,</text:span><text:span text:style-name="T35"><text:line-break/><text:s text:c="4"/></text:span><text:span text:style-name="T36">DESCRIPTION<text:s/></text:span><text:span text:style-name="T37">TEXT,</text:span><text:span text:style-name="T38"><text:line-break/><text:s text:c="4"/></text:span><text:span text:style-name="T39">USER_ID_ASSIGNEDTO<text:s/></text:span><text:span text:style-name="T40">BIGINT UNSIGNED NOT NULL,</text:span><text:span text:style-name="T41"><text:line-break/><text:s text:c="4"/>PRIMARY KEY<text:s/></text:span><text:span text:style-name="T42">(</text:span><text:span text:style-name="T43">ID</text:span><text:span text:style-name="T44">)</text:span><text:span text:style-name="T45">,</text:span><text:span text:style-name="T46"><text:line-break/><text:s text:c="4"/>CONSTRAINT<text:s/></text:span><text:span text:style-name="T47">fk_issues_lists</text:span><text:span text:style-name="T48"><text:line-break/><text:s text:c="4"/></text:span><text:span text:style-name="T49">FOREIGN KEY<text:s/></text:span><text:span text:style-name="T50">(</text:span><text:span text:style-name="T51">ISSUESLIST_ID</text:span><text:span text:style-name="T52">)<text:s/></text:span><text:span text:style-name="T53">REFERENCES<text:s/></text:span><text:span text:style-name="T54">ISSUESLISTS(</text:span><text:span text:style-name="T55">ID</text:span><text:span text:style-name="T56">)</text:span><text:span text:style-name="T57">,</text:span><text:span text:style-name="T58"><text:line-break/><text:s text:c="4"/>CONSTRAINT<text:s/></text:span><text:span text:style-name="T59">fk_issues_users</text:span><text:span text:style-name="T60"><text:line-break/><text:s text:c="4"/></text:span><text:span text:style-name="T61">FOREIGN KEY<text:s/></text:span><text:span text:style-name="T62">(</text:span><text:span text:style-name="T63">USER_ID_ASSIGNEDTO</text:span><text:span text:style-name="T64">)<text:s/></text:span><text:span text:style-name="T65">REFERENCES<text:s/></text:span><text:span text:style-name="T66">USERS(</text:span><text:span text:style-name="T67">ID</text:span><text:span text:style-name="T68">)</text:span><text:span text:style-name="T69"><text:line-break/>)</text:span><text:span text:style-name="T70">;</text:span><text:span text:style-name="T71"><text:line-break/>INSERT INTO<text:s/></text:span><text:span text:style-name="T72">ISSUESLISTS (</text:span><text:span text:style-name="T73">NAME</text:span><text:span text:style-name="T74">)<text:s/></text:span><text:span text:style-name="T75">VALUES<text:s/></text:span><text:span text:style-name="T76">(</text:span><text:span text:style-name="T77">'ToDo'</text:span><text:span text:style-name="T78">)</text:span><text:span text:style-name="T79">,<text:s/></text:span><text:span text:style-name="T80">(</text:span><text:span text:style-name="T81">'In progress'</text:span><text:span text:style-name="T82">)</text:span><text:span text:style-name="T83">,<text:s/></text:span><text:span text:style-name="T84">(</text:span><text:span text:style-name="T85">'Done'</text:span><text:span text:style-name="T86">)</text:span><text:span text:style-name="T87">;</text:span><text:span text:style-name="T88"><text:line-break/>INSERT INTO<text:s/></text:span><text:span text:style-name="T89">ISSUES (</text:span><text:span text:style-name="T90">ISSUESLIST_ID</text:span><text:span text:style-name="T91">,<text:s/></text:span><text:span text:style-name="T92">SUMMARY</text:span><text:span text:style-name="T93">,<text:s/></text:span><text:span text:style-name="T94">DESCRIPTION</text:span><text:span text:style-name="T95">,<text:s/></text:span><text:span text:style-name="T96">USER_ID_ASSIGNEDTO</text:span><text:span text:style-name="T97">)</text:span><text:span text:style-name="T98"><text:line-break/></text:span><text:span text:style-name="T99">VALUES<text:s/></text:span><text:span text:style-name="T100">(</text:span><text:span text:style-name="T101">1</text:span><text:span text:style-name="T102">,<text:s/></text:span><text:span text:style-name="T103">'Task 1 for ToDo'</text:span><text:span text:style-name="T104">,<text:s/></text:span><text:span text:style-name="T105">'Task 1'</text:span><text:span text:style-name="T106">,<text:s/></text:span><text:span text:style-name="T107">1</text:span><text:span text:style-name="T108">)</text:span><text:span text:style-name="T109">,</text:span><text:span text:style-name="T110"><text:line-break/><text:s text:c="7"/></text:span><text:span text:style-name="T111">(</text:span><text:span text:style-name="T112">1</text:span><text:span text:style-name="T113">,<text:s/></text:span><text:span text:style-name="T114">'Task 2 for ToDo'</text:span><text:span text:style-name="T115">,<text:s/></text:span><text:span text:style-name="T116">'Task 2'</text:span><text:span text:style-name="T117">,<text:s/></text:span><text:span text:style-name="T118">2</text:span><text:span text:style-name="T119">)</text:span><text:span text:style-name="T120">,</text:span><text:span text:style-name="T121"><text:line-break/><text:s text:c="7"/></text:span><text:span text:style-name="T122">(</text:span><text:span text:style-name="T123">1</text:span><text:span text:style-name="T124">,<text:s/></text:span><text:span text:style-name="T125">'Task 3 for ToDo'</text:span><text:span text:style-name="T126">,<text:s/></text:span><text:span text:style-name="T127">'Task 3'</text:span><text:span text:style-name="T128">,<text:s/></text:span><text:span text:style-name="T129">1</text:span><text:span text:style-name="T130">)</text:span><text:span text:style-name="T131">,</text:span><text:span text:style-name="T132"><text:line-break/><text:s text:c="7"/></text:span><text:span text:style-name="T133">(</text:span><text:span text:style-name="T134">1</text:span><text:span text:style-name="T135">,<text:s/></text:span><text:span text:style-name="T136">'Task 4 for ToDo'</text:span><text:span text:style-name="T137">,<text:s/></text:span><text:span text:style-name="T138">'Task 4'</text:span><text:span text:style-name="T139">,<text:s/></text:span><text:span text:style-name="T140">3</text:span><text:span text:style-name="T141">)</text:span><text:span text:style-name="T142">,</text:span><text:span text:style-name="T143"><text:line-break/><text:s text:c="7"/></text:span><text:span text:style-name="T144">(</text:span><text:span text:style-name="T145">1</text:span><text:span text:style-name="T146">,<text:s/></text:span><text:span text:style-name="T147">'Task 5 for ToDo'</text:span><text:span text:style-name="T148">,<text:s/></text:span><text:span text:style-name="T149">'Task 5'</text:span><text:span text:style-name="T150">,<text:s/></text:span><text:span text:style-name="T151">2</text:span><text:span text:style-name="T152">)</text:span><text:span text:style-name="T153">,</text:span><text:span text:style-name="T154"><text:line-break/><text:s text:c="7"/></text:span><text:span text:style-name="T155">(</text:span><text:span text:style-name="T156">2</text:span><text:span text:style-name="T157">,<text:s/></text:span><text:span text:style-name="T158">'Task 1 for In progress'</text:span><text:span text:style-name="T159">,<text:s/></text:span><text:span text:style-name="T160">'Task 1'</text:span><text:span text:style-name="T161">,<text:s/></text:span><text:span text:style-name="T162">1</text:span><text:span text:style-name="T163">)</text:span><text:span text:style-name="T164">,</text:span><text:span text:style-name="T165"><text:line-break/><text:s text:c="7"/></text:span><text:span text:style-name="T166">(</text:span><text:span text:style-name="T167">2</text:span><text:span text:style-name="T168">,<text:s/></text:span><text:span text:style-name="T169">'Task 2 for In progress'</text:span><text:span text:style-name="T170">,<text:s/></text:span><text:span text:style-name="T171">'Task 2'</text:span><text:span text:style-name="T172">,<text:s/></text:span><text:span text:style-name="T173">2</text:span><text:span text:style-name="T174">)</text:span><text:span text:style-name="T175">,</text:span><text:span text:style-name="T176"><text:line-break/><text:s text:c="7"/></text:span><text:span text:style-name="T177">(</text:span><text:span text:style-name="T178">2</text:span><text:span text:style-name="T179">,<text:s/></text:span><text:span text:style-name="T180">'Task 3 for In progress'</text:span><text:span text:style-name="T181">,<text:s/></text:span><text:span text:style-name="T182">'Task 3'</text:span><text:span text:style-name="T183">,<text:s/></text:span><text:span text:style-name="T184">3</text:span><text:span text:style-name="T185">)</text:span><text:span text:style-name="T186">,</text:span><text:span text:style-name="T187"><text:line-break/><text:s text:c="7"/></text:span><text:span text:style-name="T188">(</text:span><text:span text:style-name="T189">2</text:span><text:span text:style-name="T190">,<text:s/></text:span><text:span text:style-name="T191">'Task 4 for In progress'</text:span><text:span text:style-name="T192">,<text:s/></text:span><text:span text:style-name="T193">'Task 4'</text:span><text:span text:style-name="T194">,<text:s/></text:span><text:span text:style-name="T195">1</text:span><text:span text:style-name="T196">)</text:span><text:span text:style-name="T197">,</text:span><text:span text:style-name="T198"><text:line-break/><text:s text:c="7"/></text:span><text:span text:style-name="T199">(</text:span><text:span text:style-name="T200">2</text:span><text:span text:style-name="T201">,<text:s/></text:span><text:span text:style-name="T202">'Task 5 for In progress'</text:span><text:span text:style-name="T203">,<text:s/></text:span><text:span text:style-name="T204">'Task 5'</text:span><text:span text:style-name="T205">,<text:s/></text:span><text:span text:style-name="T206">2</text:span><text:span text:style-name="T207">)</text:span><text:span text:style-name="T208">,</text:span><text:span text:style-name="T209"><text:line-break/><text:s text:c="7"/></text:span><text:span text:style-name="T210">(</text:span><text:span text:style-name="T211">3</text:span><text:span text:style-name="T212">,<text:s/></text:span><text:span text:style-name="T213">'Task 1 for Done'</text:span><text:span text:style-name="T214">,<text:s/></text:span><text:span text:style-name="T215">'Task 1'</text:span><text:span text:style-name="T216">,<text:s/></text:span><text:span text:style-name="T217">1</text:span><text:span text:style-name="T218">)</text:span><text:span text:style-name="T219">,</text:span><text:span text:style-name="T220"><text:line-break/><text:s text:c="7"/></text:span><text:span text:style-name="T221">(</text:span><text:span text:style-name="T222">3</text:span><text:span text:style-name="T223">,<text:s/></text:span><text:span text:style-name="T224">'Task 2 for Done'</text:span><text:span text:style-name="T225">,<text:s/></text:span><text:span text:style-name="T226">'Task 2'</text:span><text:span text:style-name="T227">,<text:s/></text:span><text:span text:style-name="T228">3</text:span><text:span text:style-name="T229">)</text:span><text:span text:style-name="T230">,</text:span><text:span text:style-name="T231"><text:line-break/><text:s text:c="7"/></text:span><text:span text:style-name="T232">(</text:span><text:span text:style-name="T233">3</text:span><text:span text:style-name="T234">,<text:s/></text:span><text:span text:style-name="T235">'Task 3 for Done'</text:span><text:span text:style-name="T236">,<text:s/></text:span><text:span text:style-name="T237">'Task 3'</text:span><text:span text:style-name="T238">,<text:s/></text:span><text:span text:style-name="T239">2</text:span><text:span text:style-name="T240">)</text:span><text:span text:style-name="T241">,</text:span><text:span text:style-name="T242"><text:line-break/><text:s text:c="7"/></text:span><text:span text:style-name="T243">(</text:span><text:span text:style-name="T244">3</text:span><text:span text:style-name="T245">,<text:s/></text:span><text:span text:style-name="T246">'Task 4 for Done'</text:span><text:span text:style-name="T247">,<text:s/></text:span><text:span text:style-name="T248">'Task 4'</text:span><text:span text:style-name="T249">,<text:s/></text:span><text:span text:style-name="T250">3</text:span><text:span text:style-name="T251">)</text:span><text:span text:style-name="T252">,</text:span><text:span text:style-name="T253"><text:line-break/><text:s text:c="7"/></text:span><text:span text:style-name="T254">(</text:span><text:span text:style-name="T255">3</text:span><text:span text:style-name="T256">,<text:s/></text:span><text:span text:style-name="T257">'Task 5 for Done'</text:span><text:span text:style-name="T258">,<text:s/></text:span><text:span text:style-name="T259">'Task 5'</text:span><text:span text:style-name="T260">,<text:s/></text:span><text:span text:style-name="T261">1</text:span><text:span text:style-name="T262">)</text:span><text:span text:style-name="T263">;</text:span><text:span text:style-name="T264"><text:line-break/></text:span><text:span text:style-name="T265"><text:line-break/>SELECT<text:s/></text:span><text:span text:style-name="T266">*<text:s/></text:span><text:span text:style-name="T267">FROM<text:s/></text:span><text:span text:style-name="T268">ISSUES</text:span><text:span text:style-name="T269">;</text:span><text:span text:style-name="T270"><text:line-break/>SELECT<text:s/></text:span><text:span text:style-name="T271">*<text:s/></text:span><text:span text:style-name="T272">FROM<text:s/></text:span><text:span text:style-name="T273">ISSUES<text:s/></text:span><text:span text:style-name="T274">WHERE<text:s/></text:span><text:span text:style-name="T275">ISSUESLIST_ID<text:s/></text:span><text:span text:style-name="T276">= (</text:span><text:span text:style-name="T277">SELECT<text:s/></text:span><text:span text:style-name="T278">ID<text:s/></text:span><text:span text:style-name="T279">FROM<text:s/></text:span><text:span text:style-name="T280">ISSUESLISTS<text:s/></text:span><text:span text:style-name="T281">WHERE<text:s/></text:span><text:span text:style-name="T282">NAME<text:s/></text:span><text:span text:style-name="T283">=<text:s/></text:span><text:span text:style-name="T284">'Done'</text:span><text:span text:style-name="T285">)</text:span><text:span text:style-name="T286">;</text:span><text:span text:style-name="T287"><text:line-break/>SELECT<text:s/></text:span><text:span text:style-name="T288">*<text:s/></text:span><text:span text:style-name="T289">FROM<text:s/></text:span><text:span text:style-name="T290">ISSUES<text:s/></text:span><text:span text:style-name="T291">WHERE<text:s/></text:span><text:span text:style-name="T292">ISSUESLIST_ID<text:s/></text:span><text:span text:style-name="T293">= (</text:span><text:span text:style-name="T294">SELECT<text:s/></text:span><text:span text:style-name="T295">ID<text:s/></text:span><text:span text:style-name="T296">FROM<text:s/></text:span><text:span text:style-name="T297">ISSUESLISTS<text:s/></text:span><text:span text:style-name="T298">WHERE<text:s/></text:span><text:span text:style-name="T299">NAME<text:s/></text:span><text:span text:style-name="T300">=<text:s/></text:span><text:span text:style-name="T301">'ToDo'</text:span><text:span text:style-name="T302">)</text:span><text:span text:style-name="T303">;</text:span><text:span text:style-name="T304"><text:line-break/>SELECT<text:s/></text:span><text:span text:style-name="T305">*<text:s/></text:span><text:span text:style-name="T306">FROM<text:s/></text:span><text:span text:style-name="T307">ISSUES<text:s/></text:span><text:span text:style-name="T308">WHERE<text:s/></text:span><text:span text:style-name="T309">ISSUESLIST_ID<text:s/></text:span><text:span text:style-name="T310">= (</text:span><text:span text:style-name="T311">SELECT<text:s/></text:span><text:span text:style-name="T312">ID<text:s/></text:span><text:span text:style-name="T313">FROM<text:s/></text:span><text:span text:style-name="T314">ISSUESLISTS<text:s/></text:span><text:span text:style-name="T315">WHERE<text:s/></text:span><text:span text:style-name="T316">NAME<text:s/></text:span><text:span text:style-name="T317">=<text:s/></text:span><text:span text:style-name="T318">'In progress'</text:span><text:span text:style-name="T319">)</text:span><text:span text:style-name="T320">;</text:span><text:span text:style-name="T321"><text:line-break/></text:span><text:span text:style-name="T322"><text:line-break/></text:span></text:p>
      <text:p text:style-name="P3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HTML-wstępniesformatowany" style:display-name="HTML - wstępnie sformatowany" style:family="paragraph" style:parent-style-name="Normalny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 fo:hyphenate="false"/>
    </style:style>
    <style:style style:name="HTML-wstępniesformatowanyZnak" style:display-name="HTML - wstępnie sformatowany Znak" style:family="text" style:parent-style-name="Domyślnaczcionkaakapitu"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ksander Orłowski</meta:initial-creator>
    <dc:creator>Aleksander Orłowski</dc:creator>
    <meta:creation-date>2023-04-18T10:51:00Z</meta:creation-date>
    <dc:date>2023-04-18T10:53:00Z</dc:date>
    <meta:template xlink:href="Normal" xlink:type="simple"/>
    <meta:editing-cycles>1</meta:editing-cycles>
    <meta:editing-duration>PT120S</meta:editing-duration>
    <meta:document-statistic meta:page-count="1" meta:paragraph-count="3" meta:word-count="239" meta:character-count="1675" meta:row-count="11" meta:non-whitespace-character-count="1439"/>
  </office:meta>
</office:document-meta>
</file>